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1"/>
        <table:table-row table:style-name="ro1">
          <table:table-cell office:value-type="string">
            <text:p>SS</text:p>
          </table:table-cell>
          <table:table-cell office:value-type="string">
            <text:p>#S</text:p>
          </table:table-cell>
          <table:table-cell office:value-type="string">
            <text:p>#W</text:p>
          </table:table-cell>
          <table:table-cell office:value-type="string">
            <text:p>WL</text:p>
          </table:table-cell>
          <table:table-cell office:value-type="string">
            <text:p>#W/#S</text:p>
          </table:table-cell>
          <table:table-cell office:value-type="string">
            <text:p>D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2" office:value-type="string">
            <text:p>4.1</text:p>
          </table:table-cell>
          <table:table-cell office:value-type="string">
            <text:p>6.7</text:p>
          </table:table-cell>
          <table:table-cell office:value-type="string">
            <text:p>1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string">
            <text:p>4.07</text:p>
          </table:table-cell>
          <table:table-cell office:value-type="string">
            <text:p>7.25</text:p>
          </table:table-cell>
          <table:table-cell office:value-type="string">
            <text:p>1.3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4.7</text:p>
          </table:table-cell>
          <table:table-cell office:value-type="string">
            <text:p>13.3</text:p>
          </table:table-cell>
          <table:table-cell office:value-type="string">
            <text:p>1.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1.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5.3</text:p>
          </table:table-cell>
          <table:table-cell office:value-type="string">
            <text:p>2.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4.4</text:p>
          </table:table-cell>
          <table:table-cell office:value-type="string">
            <text:p>5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4.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4.46</text:p>
          </table:table-cell>
          <table:table-cell office:value-type="string">
            <text:p>8.5</text:p>
          </table:table-cell>
          <table:table-cell office:value-type="string">
            <text:p>2.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3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string">
            <text:p>4.58</text:p>
          </table:table-cell>
          <table:table-cell office:value-type="string">
            <text:p>5.68</text:p>
          </table:table-cell>
          <table:table-cell office:value-type="string">
            <text:p>1.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string">
            <text:p>5.3</text:p>
          </table:table-cell>
          <table:table-cell office:value-type="string">
            <text:p>3.15</text:p>
          </table:table-cell>
        </table:table-row>
      </table:table>
      <table:table table:name="Sheet2" table:style-name="ta2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11.03.2018</text:date>, <text:time>12:53: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</meta:creation-date>
    <dc:creator>Cosimo Palma</dc:creator>
    <dc:date>2018-03-11T12:44:52</dc:date>
    <meta:editing-cycles>6</meta:editing-cycles>
    <meta:editing-duration>PT9H45M18S</meta:editing-duration>
    <meta:document-statistic meta:table-count="3" meta:cell-count="72" meta:object-count="0"/>
    <meta:generator>OpenOffice/4.1.2$Win32 OpenOffice.org_project/412m3$Build-9782</meta:generator>
  </office:meta>
</office:document-meta>
</file>